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="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width="0.035cm" svg:stroke-color="#1c1c1c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5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8" style:family="graphic" style:parent-style-name="objectwithoutfill">
      <style:graphic-properties svg:stroke-width="0.035cm" svg:stroke-color="#ff0000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3.667cm" svg:y2="17.002cm">
          <text:p/>
        </draw:line>
        <draw:line draw:style-name="gr4" draw:text-style-name="P1" draw:layer="layout" svg:x1="6.183cm" svg:y1="19.548cm" svg:x2="9.636cm" svg:y2="19.542cm">
          <text:p/>
        </draw:line>
        <draw:frame draw:style-name="gr5" draw:text-style-name="P3" draw:layer="layout" svg:width="0.599cm" svg:height="0.627cm" svg:x="4.048cm" svg:y="18.0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1.757cm" svg:height="0.424cm" svg:x="9.89cm" svg:y="19.2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1.857cm" svg:height="0.649cm" svg:x="5.975cm" svg:y="15.0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1.787cm" svg:height="0.424cm" svg:x="0.873cm" svg:y="19.2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" draw:text-style-name="P5" draw:layer="layout" svg:x1="6.207cm" svg:y1="19.542cm" svg:x2="2.678cm" svg:y2="19.542cm">
          <text:p/>
        </draw:line>
        <draw:line draw:style-name="gr7" draw:text-style-name="P5" draw:layer="layout" svg:x1="6.208cm" svg:y1="19.542cm" svg:x2="6.207cm" svg:y2="22.971cm">
          <text:p/>
        </draw:line>
        <draw:frame draw:style-name="gr6" draw:text-style-name="P4" draw:layer="layout" svg:width="2.131cm" svg:height="0.829cm" svg:x="5.727cm" svg:y="23.1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3" draw:layer="layout" svg:width="0.582cm" svg:height="0.32cm" svg:x="6.26cm" svg:y="18.5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8" draw:text-style-name="P5" draw:layer="layout" svg:width="1.163cm" svg:height="0.735cm" draw:transform="rotate (0.113097335529233) translate (5.61359929144443cm 18.9496678677496cm)" svg:viewBox="0 0 1164 736" svg:d="M0 12c156 43 290-51 458 8 162 57 298 145 431 241 140 103 255 264 275 445l-3 3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3-15T19:30:39.494636879</dc:date>
    <meta:editing-duration>PT1H48M48S</meta:editing-duration>
    <meta:editing-cycles>34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tyle color="red">
      <mi>α</mi>
    </mstyle>
    <annotation encoding="StarMath 5.0">color red {%alpha}</annotation>
  </semantics>
</math>
</file>

<file path=Object 10/content.xml><?xml version="1.0" encoding="utf-8"?>
<math xmlns="http://www.w3.org/1998/Math/MathML" display="block">
  <semantics>
    <mrow>
      <mfrac>
        <mrow>
          <mn>3</mn>
          <mi>π</mi>
        </mrow>
        <mn>4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{3%pi} over 4 ( + 2k%pi )</annotation>
  </semantics>
</math>
</file>

<file path=Object 3/content.xml><?xml version="1.0" encoding="utf-8"?>
<math xmlns="http://www.w3.org/1998/Math/MathML" display="block">
  <semantics>
    <mrow>
      <mn>0</mn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0 ( + 2k%pi )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row>
      <mfrac>
        <mi>π</mi>
        <mn>2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over 2 ( + 2k%pi )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( + 2k%pi )</annotation>
  </semantics>
</math>
</file>